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en" style:country-asian="GB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15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17" style:parent-style-name="Normal" style:family="paragraph">
      <style:paragraph-properties fo:margin-bottom="0.0694in" fo:line-height="100%"/>
    </style:style>
    <style:style style:name="T1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1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en" style:country-asian="GB"/>
    </style:style>
    <style:style style:name="T2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2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4" style:parent-style-name="Normal" style:family="paragraph">
      <style:paragraph-properties fo:margin-top="0.0694in" fo:margin-bottom="0.0694in" fo:line-height="100%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2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3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3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en" style:country-asian="GB"/>
    </style:style>
    <style:style style:name="T3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4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46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48" style:parent-style-name="Normal" style:family="paragraph">
      <style:paragraph-properties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5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5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5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6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6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en" style:country-asian="GB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6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7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7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79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8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8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9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9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language-asian="en" style:country-asian="GB"/>
    </style:style>
    <style:style style:name="T9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99" style:parent-style-name="Normal" style:family="paragraph">
      <style:paragraph-properties fo:margin-top="0.0694in" fo:margin-bottom="0.0694in" fo:line-height="100%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101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103" style:parent-style-name="Normal" style:family="paragraph">
      <style:paragraph-properties fo:margin-top="0.0694in" fo:margin-bottom="0.0694in" fo:line-height="100%"/>
    </style:style>
    <style:style style:name="T10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10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07" style:parent-style-name="Normal" style:family="paragraph">
      <style:paragraph-properties fo:margin-top="0.0694in" fo:margin-bottom="0.0694in" fo:line-height="100%"/>
    </style:style>
    <style:style style:name="T108" style:parent-style-name="DefaultParagraphFont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en" style:country-asian="GB"/>
    </style:style>
    <style:style style:name="T10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10" style:parent-style-name="Normal" style:family="paragraph">
      <style:paragraph-properties fo:margin-top="0.0694in" fo:margin-bottom="0.0694in" fo:line-height="100%"/>
    </style:style>
    <style:style style:name="T111" style:parent-style-name="DefaultParagraphFont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en" style:country-asian="GB"/>
    </style:style>
    <style:style style:name="T11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13" style:parent-style-name="Normal" style:family="paragraph">
      <style:paragraph-properties fo:margin-top="0.0694in" fo:margin-bottom="0.0694in" fo:line-height="100%"/>
    </style:style>
    <style:style style:name="T114" style:parent-style-name="DefaultParagraphFont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en" style:country-asian="GB"/>
    </style:style>
    <style:style style:name="T11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16" style:parent-style-name="Normal" style:family="paragraph">
      <style:paragraph-properties fo:margin-top="0.0694in" fo:margin-bottom="0.0694in" fo:line-height="100%"/>
    </style:style>
    <style:style style:name="T11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11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20" style:parent-style-name="Normal" style:family="paragraph">
      <style:paragraph-properties fo:margin-top="0.0694in" fo:margin-bottom="0.0694in" fo:line-height="100%"/>
    </style:style>
    <style:style style:name="T12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122" style:parent-style-name="DefaultParagraphFont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en" style:country-asian="GB"/>
    </style:style>
    <style:style style:name="T12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26" style:parent-style-name="Normal" style:family="paragraph">
      <style:paragraph-properties fo:margin-top="0.0694in" fo:margin-bottom="0.0694in" fo:line-height="100%"/>
    </style:style>
    <style:style style:name="T1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128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1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130" style:parent-style-name="Normal" style:family="paragraph">
      <style:paragraph-properties fo:margin-bottom="0.0694in" fo:line-height="100%"/>
    </style:style>
    <style:style style:name="T13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en" style:country-asian="GB"/>
    </style:style>
    <style:style style:name="T13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35" style:parent-style-name="Normal" style:family="paragraph">
      <style:paragraph-properties fo:margin-top="0.0694in" fo:margin-bottom="0.0694in" fo:line-height="100%"/>
    </style:style>
    <style:style style:name="T1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13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41" style:parent-style-name="Normal" style:family="paragraph">
      <style:paragraph-properties fo:margin-top="0.0694in" fo:margin-bottom="0.0694in" fo:line-height="100%"/>
    </style:style>
    <style:style style:name="T142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1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ableColumn145" style:family="table-column">
      <style:table-column-properties style:column-width="1.1125in"/>
    </style:style>
    <style:style style:name="TableColumn146" style:family="table-column">
      <style:table-column-properties style:column-width="3.5291in"/>
    </style:style>
    <style:style style:name="Table144" style:family="table">
      <style:table-properties style:width="4.6416in" fo:margin-left="0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ableRow158" style:family="table-row">
      <style:table-row-properties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16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17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1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17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Row180" style:family="table-row">
      <style:table-row-properties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19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Row193" style:family="table-row">
      <style:table-row-properties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98" style:parent-style-name="Normal" style:family="paragraph">
      <style:paragraph-properties fo:margin-bottom="0in" fo:line-height="100%"/>
    </style:style>
    <style:style style:name="T19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00" style:parent-style-name="Normal" style:family="paragraph">
      <style:paragraph-properties fo:margin-top="0.0694in" fo:margin-bottom="0.0694in" fo:line-height="100%"/>
    </style:style>
    <style:style style:name="T201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2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203" style:parent-style-name="Normal" style:family="paragraph">
      <style:paragraph-properties fo:margin-top="0.0694in" fo:margin-bottom="0.0694in" fo:line-height="100%"/>
    </style:style>
    <style:style style:name="T20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2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20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0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0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10" style:parent-style-name="Normal" style:family="paragraph">
      <style:paragraph-properties fo:margin-top="0.0694in" fo:margin-bottom="0.0694in" fo:line-height="100%"/>
    </style:style>
    <style:style style:name="T21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212" style:parent-style-name="DefaultParagraphFont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en" style:country-asian="GB"/>
    </style:style>
    <style:style style:name="T21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16" style:parent-style-name="Normal" style:family="paragraph">
      <style:paragraph-properties fo:margin-top="0.0694in" fo:margin-bottom="0.0694in" fo:line-height="100%"/>
    </style:style>
    <style:style style:name="T217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T2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P219" style:parent-style-name="Normal" style:family="paragraph">
      <style:paragraph-properties fo:margin-top="0.0694in" fo:margin-bottom="0.0694in" fo:line-height="100%"/>
    </style:style>
    <style:style style:name="T22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22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222" style:parent-style-name="DefaultParagraphFont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en" style:country-asian="GB"/>
    </style:style>
    <style:style style:name="T22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22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en" style:country-asian="GB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2"><text:span text:style-name="T2">🔮</text:span><text:span text:style-name="T3"><text:s/>THE GOAL:</text:span></text:h>
      <text:p text:style-name="P4"><text:span text:style-name="T5">Make the UI feel so modern, fun, and futuristic that students feel like they’re using an AI-powered "game-meets-coach" from the future.</text:span><text:span text:style-name="T6"><text:s/></text:span><text:span text:style-name="T7">🤖🎮📚</text:span></text:p>
      <text:p text:style-name="P8"><text:span text:style-name="T9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0" text:outline-level="2"><text:span text:style-name="T11">🚀</text:span><text:span text:style-name="T12"><text:s/>Step-by-Step Guide to Achieve a Mind-Blowing UI:</text:span></text:h>
      <text:h text:style-name="P13" text:outline-level="3"><text:span text:style-name="T14">1.<text:s/></text:span><text:span text:style-name="T15">🎮</text:span><text:span text:style-name="T16"><text:s/>Gamify EVERYTHING</text:span></text:h>
      <text:p text:style-name="P17"><text:span text:style-name="T18">Students shouldn’t just “use” your site—they should<text:s/></text:span><text:span text:style-name="T19">play</text:span><text:span text:style-name="T20"><text:s/>it.</text:span></text:p>
      <text:list text:style-name="LFO1" text:continue-numbering="true">
        <text:list-item>
          <text:p text:style-name="P21"><text:span text:style-name="T22">XP bar + streak meter</text:span><text:span text:style-name="T23"><text:s/>always visible at the top</text:span></text:p>
        </text:list-item>
        <text:list-item>
          <text:p text:style-name="P24"><text:span text:style-name="T25">Floating daily missions</text:span><text:span text:style-name="T26">: “Complete 1 Math challenge = +20 XP”</text:span></text:p>
        </text:list-item>
        <text:list-item>
          <text:p text:style-name="P27"><text:span text:style-name="T28">Leaderboard with avatars, titles &amp; badges</text:span></text:p>
        </text:list-item>
        <text:list-item>
          <text:p text:style-name="P29"><text:span text:style-name="T30">Confetti when they level up or hit a streak milestone</text:span></text:p>
        </text:list-item>
        <text:list-item>
          <text:p text:style-name="P31"><text:span text:style-name="T32">Store UI</text:span><text:span text:style-name="T33"><text:s/>like a game shop: hover effects, sounds, rare item highlights</text:span></text:p>
        </text:list-item>
        <text:list-item>
          <text:p text:style-name="P34"><text:span text:style-name="T35">AI Agents in “chat card” style</text:span><text:span text:style-name="T36">: Like RPG characters with names, personalities, and different abilities</text:span></text:p>
        </text:list-item>
      </text:list>
      <text:p text:style-name="P37"><text:span text:style-name="T38">🎨</text:span><text:span text:style-name="T39"><text:s/></text:span><text:span text:style-name="T40">Inspiration</text:span><text:span text:style-name="T41">: Duolingo, Habitica, and Discord bots</text:span></text:p>
      <text:p text:style-name="P42"><text:span text:style-name="T43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44" text:outline-level="3"><text:span text:style-name="T45">2.<text:s/></text:span><text:span text:style-name="T46">✨</text:span><text:span text:style-name="T47"><text:s/>Make Every Interaction Feel ALIVE</text:span></text:h>
      <text:p text:style-name="P48">A boring text box is dead. You need personality and animation.</text:p>
      <text:list text:style-name="LFO2" text:continue-numbering="true">
        <text:list-item>
          <text:p text:style-name="P49"><text:span text:style-name="T50">Use<text:s/></text:span><text:span text:style-name="T51">Framer Motion</text:span><text:span text:style-name="T52"><text:s/>or<text:s/></text:span><text:span text:style-name="T53">GSAP</text:span><text:span text:style-name="T54"><text:s/>in React for smooth animations</text:span></text:p>
        </text:list-item>
        <text:list-item>
          <text:p text:style-name="P55"><text:span text:style-name="T56">AI agents should have<text:s/></text:span><text:span text:style-name="T57">loading animations</text:span><text:span text:style-name="T58"><text:s/>like “thinking…” or glowing eyes</text:span></text:p>
        </text:list-item>
        <text:list-item>
          <text:p text:style-name="P59"><text:span text:style-name="T60">Use<text:s/></text:span><text:span text:style-name="T61">typing effects</text:span><text:span text:style-name="T62"><text:s/>(like ChatGPT) but<text:s/></text:span><text:span text:style-name="T63">faster and more fluid</text:span></text:p>
        </text:list-item>
        <text:list-item>
          <text:p text:style-name="P64"><text:span text:style-name="T65">Color glow/highlight</text:span><text:span text:style-name="T66"><text:s/>on buttons and chat bubbles</text:span></text:p>
        </text:list-item>
        <text:list-item>
          <text:p text:style-name="P67"><text:span text:style-name="T68">Add<text:s/></text:span><text:span text:style-name="T69">micro-interactions</text:span><text:span text:style-name="T70"><text:s/>(hover over agent → it waves at you!)</text:span></text:p>
        </text:list-item>
        <text:list-item>
          <text:p text:style-name="P71"><text:span text:style-name="T72">Use<text:s/></text:span><text:span text:style-name="T73">sound effects</text:span><text:span text:style-name="T74"><text:s/>on level-up, shop purchase, task complete</text:span></text:p>
        </text:list-item>
      </text:list>
      <text:p text:style-name="P75"><text:span text:style-name="T76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77" text:outline-level="3"><text:span text:style-name="T78">3.<text:s/></text:span><text:span text:style-name="T79">🎨</text:span><text:span text:style-name="T80"><text:s/>Design Language: Soft, Futuristic, Friendly</text:span></text:h>
      <text:list text:style-name="LFO3" text:continue-numbering="true">
        <text:list-item>
          <text:p text:style-name="P81"><text:span text:style-name="T82">Glassmorphism or Neumorphism UI style</text:span><text:span text:style-name="T83"><text:s/>(modern, soft shadows, blurred background cards)</text:span></text:p>
        </text:list-item>
        <text:list-item>
          <text:p text:style-name="P84">Use bright but soft colors: neon blues, purples, golds</text:p>
        </text:list-item>
        <text:list-item>
          <text:p text:style-name="P85"><text:span text:style-name="T86">Fonts like<text:s/></text:span><text:span text:style-name="T87">Poppins</text:span><text:span text:style-name="T88">,<text:s/></text:span><text:span text:style-name="T89">Inter</text:span><text:span text:style-name="T90">, or<text:s/></text:span><text:span text:style-name="T91">Outfit</text:span></text:p>
        </text:list-item>
        <text:list-item>
          <text:p text:style-name="P92"><text:span text:style-name="T93">Smooth, rounded corners (</text:span><text:span text:style-name="T94">border-radius: 2xl</text:span><text:span text:style-name="T95">)</text:span></text:p>
        </text:list-item>
        <text:list-item>
          <text:p text:style-name="P96">Components: Card grids, floating action buttons, tabs for subjects/leagues/store</text:p>
        </text:list-item>
      </text:list>
      <text:soft-page-break/>
      <text:p text:style-name="P97"><text:span text:style-name="T98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99" text:outline-level="3"><text:span text:style-name="T100">4.<text:s/></text:span><text:span text:style-name="T101">🧠</text:span><text:span text:style-name="T102"><text:s/>Smart Layout and Personalization</text:span></text:h>
      <text:list text:style-name="LFO4" text:continue-numbering="true">
        <text:list-item>
          <text:p text:style-name="P103"><text:span text:style-name="T104">Dashboard should feel like a<text:s/></text:span><text:span text:style-name="T105">"Mission Control"</text:span><text:span text:style-name="T106"><text:s/>for learning:</text:span></text:p>
          <text:list text:continue-numbering="true">
            <text:list-item>
              <text:p text:style-name="P107"><text:span text:style-name="T108">📅</text:span><text:span text:style-name="T109"><text:s/>Daily tasks</text:span></text:p>
            </text:list-item>
            <text:list-item>
              <text:p text:style-name="P110"><text:span text:style-name="T111">🧠</text:span><text:span text:style-name="T112"><text:s/>Weak subject suggestions</text:span></text:p>
            </text:list-item>
            <text:list-item>
              <text:p text:style-name="P113"><text:span text:style-name="T114">🏆</text:span><text:span text:style-name="T115"><text:s/>Next goal to level up</text:span></text:p>
            </text:list-item>
          </text:list>
        </text:list-item>
        <text:list-item>
          <text:p text:style-name="P116"><text:span text:style-name="T117">Show the user their<text:s/></text:span><text:span text:style-name="T118">current status</text:span><text:span text:style-name="T119">: XP, level, streak, league, goal progress</text:span></text:p>
        </text:list-item>
        <text:list-item>
          <text:p text:style-name="P120"><text:span text:style-name="T121">Avatar + motivational quote from AI agent at the top (“You’re on fire, Ranveer!</text:span><text:span text:style-name="T122">🔥</text:span><text:span text:style-name="T123">”)</text:span></text:p>
        </text:list-item>
      </text:list>
      <text:p text:style-name="P124"><text:span text:style-name="T125"><draw:custom-shape svg:x="0in" svg:y="0in" svg:width="45.51042in" svg:height="0.00139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126" text:outline-level="3"><text:span text:style-name="T127">5.<text:s/></text:span><text:span text:style-name="T128">📱</text:span><text:span text:style-name="T129"><text:s/>Make it Fully Responsive + Mobile-first</text:span></text:h>
      <text:p text:style-name="P130"><text:span text:style-name="T131">Most students are on phones—your UI must look perfect and<text:s/></text:span><text:span text:style-name="T132">fluid</text:span><text:span text:style-name="T133"><text:s/>on small screens.</text:span></text:p>
      <text:p text:style-name="P134">Use:</text:p>
      <text:list text:style-name="LFO5" text:continue-numbering="true">
        <text:list-item>
          <text:p text:style-name="P135"><text:span text:style-name="T136">Tailwind CSS</text:span><text:span text:style-name="T137"><text:s/>with mobile-first breakpoints</text:span></text:p>
        </text:list-item>
        <text:list-item>
          <text:p text:style-name="P138">Test with Chrome DevTools and real phones</text:p>
        </text:list-item>
      </text:list>
      <text:p text:style-name="P139"><text:span text:style-name="T140"><draw:custom-shape svg:x="0in" svg:y="0in" svg:width="45.51042in" svg:height="0.00139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141" text:outline-level="3"><text:span text:style-name="T142">🛠</text:span><text:span text:style-name="T143"><text:s/>Tech Stack for Building This UI:</text:span></text:h>
      <table:table table:style-name="Table144">
        <table:table-columns>
          <table:table-column table:style-name="TableColumn145"/>
          <table:table-column table:style-name="TableColumn146"/>
        </table:table-columns>
        <table:table-header-rows>
          <table:table-row table:style-name="TableRow147">
            <table:table-cell table:style-name="TableCell148">
              <text:p text:style-name="P149">Feature</text:p>
            </table:table-cell>
            <table:table-cell table:style-name="TableCell150">
              <text:p text:style-name="P151">Tool</text:p>
            </table:table-cell>
          </table:table-row>
        </table:table-header-rows>
        <table:table-row table:style-name="TableRow152">
          <table:table-cell table:style-name="TableCell153">
            <text:p text:style-name="P154">UI Components</text:p>
          </table:table-cell>
          <table:table-cell table:style-name="TableCell155">
            <text:p text:style-name="P156"><text:span text:style-name="T157">Tailwind CSS + ShadCN</text:span></text:p>
          </table:table-cell>
        </table:table-row>
        <table:table-row table:style-name="TableRow158">
          <table:table-cell table:style-name="TableCell159">
            <text:p text:style-name="P160">Animations</text:p>
          </table:table-cell>
          <table:table-cell table:style-name="TableCell161">
            <text:p text:style-name="P162"><text:span text:style-name="T163">Framer Motion</text:span><text:span text:style-name="T164"><text:s/>(for React)</text:span></text:p>
          </table:table-cell>
        </table:table-row>
        <table:table-row table:style-name="TableRow165">
          <table:table-cell table:style-name="TableCell166">
            <text:p text:style-name="P167">Icons</text:p>
          </table:table-cell>
          <table:table-cell table:style-name="TableCell168">
            <text:p text:style-name="P169"><text:span text:style-name="T170">Lucide-react</text:span><text:span text:style-name="T171"><text:s/>or<text:s/></text:span><text:span text:style-name="T172">Heroicons</text:span></text:p>
          </table:table-cell>
        </table:table-row>
        <table:table-row table:style-name="TableRow173">
          <table:table-cell table:style-name="TableCell174">
            <text:p text:style-name="P175">Avatar &amp; Chat</text:p>
          </table:table-cell>
          <table:table-cell table:style-name="TableCell176">
            <text:p text:style-name="P177"><text:span text:style-name="T178">React Chat UI Kit</text:span><text:span text:style-name="T179"><text:s/>or custom-built with animations</text:span></text:p>
          </table:table-cell>
        </table:table-row>
        <table:table-row table:style-name="TableRow180">
          <table:table-cell table:style-name="TableCell181">
            <text:p text:style-name="P182">Sound FX</text:p>
          </table:table-cell>
          <table:table-cell table:style-name="TableCell183">
            <text:p text:style-name="P184"><text:span text:style-name="T185">Howler.js</text:span></text:p>
          </table:table-cell>
        </table:table-row>
        <table:table-row table:style-name="TableRow186">
          <table:table-cell table:style-name="TableCell187">
            <text:p text:style-name="P188">3D/Visual Pop</text:p>
          </table:table-cell>
          <table:table-cell table:style-name="TableCell189">
            <text:p text:style-name="P190"><text:span text:style-name="T191">Three.js</text:span><text:span text:style-name="T192"><text:s/>(optional for visual flair)</text:span></text:p>
          </table:table-cell>
        </table:table-row>
        <table:table-row table:style-name="TableRow193">
          <table:table-cell table:style-name="TableCell194">
            <text:p text:style-name="P195">Backend</text:p>
          </table:table-cell>
          <table:table-cell table:style-name="TableCell196">
            <text:p text:style-name="P197">Express.js + MongoDB (to handle XP, streaks, etc.)</text:p>
          </table:table-cell>
        </table:table-row>
      </table:table>
      <text:p text:style-name="P198"><text:span text:style-name="T199"><draw:custom-shape svg:x="0in" svg:y="0in" svg:width="45.51042in" svg:height="0.00139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200" text:outline-level="3"><text:span text:style-name="T201">🔥</text:span><text:span text:style-name="T202"><text:s/>BONUS TIPS:</text:span></text:h>
      <text:list text:style-name="LFO6" text:continue-numbering="true">
        <text:list-item>
          <text:p text:style-name="P203"><text:span text:style-name="T204">Add a<text:s/></text:span><text:span text:style-name="T205">live “AI Assistant Switcher”</text:span><text:span text:style-name="T206"><text:s/>where users click and choose between agents (like Pokemon or superheroes)</text:span></text:p>
        </text:list-item>
        <text:list-item>
          <text:p text:style-name="P207">Celebrate user wins with:</text:p>
          <text:list text:continue-numbering="true">
            <text:list-item>
              <text:p text:style-name="P208">Fireworks</text:p>
            </text:list-item>
            <text:list-item>
              <text:p text:style-name="P209">Flashing XP meters</text:p>
            </text:list-item>
            <text:list-item>
              <text:p text:style-name="P210"><text:span text:style-name="T211">“You just reached<text:s/></text:span><text:span text:style-name="T212">🔥</text:span><text:span text:style-name="T213"><text:s/>Gold League!”</text:span></text:p>
            </text:list-item>
          </text:list>
        </text:list-item>
      </text:list>
      <text:p text:style-name="P214"><text:span text:style-name="T215"><draw:custom-shape svg:x="0in" svg:y="0in" svg:width="43.55972in" svg:height="0.00139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216" text:outline-level="2"><text:span text:style-name="T217">✏️</text:span><text:span text:style-name="T218"><text:s/>TL;DR:</text:span></text:h>
      <text:p text:style-name="P219"><text:span text:style-name="T220">Make it feel like:</text:span><text:span text:style-name="T221"><text:line-break/></text:span><text:span text:style-name="T222">🎮</text:span><text:span text:style-name="T223"><text:s/></text:span><text:span text:style-name="T224">Duolingo + Discord + AI Agents + Game Store + Futuristic Study Room = Study Nova UI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en" fo:country="GB" style:language-asian="en" style:country-asian="US" style:language-complex="hi" style:country-complex="IN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nveer Singh Rajput</meta:initial-creator>
    <dc:creator>Ranveer Singh Rajput</dc:creator>
    <meta:creation-date>2025-05-03T13:42:00Z</meta:creation-date>
    <dc:date>2025-05-03T13:43:00Z</dc:date>
    <meta:template xlink:href="Normal.dotm" xlink:type="simple"/>
    <meta:editing-cycles>1</meta:editing-cycles>
    <meta:editing-duration>PT60S</meta:editing-duration>
    <meta:document-statistic meta:page-count="3" meta:paragraph-count="5" meta:word-count="416" meta:character-count="2788" meta:row-count="19" meta:non-whitespace-character-count="2377"/>
  </office:meta>
</office:document-meta>
</file>